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1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5236in"/>
    </style:style>
    <style:style style:name="co5" style:family="table-column">
      <style:table-column-properties fo:break-before="auto" style:column-width="1.5992in"/>
    </style:style>
    <style:style style:name="co6" style:family="table-column">
      <style:table-column-properties fo:break-before="auto" style:column-width="1.5016in"/>
    </style:style>
    <style:style style:name="co7" style:family="table-column">
      <style:table-column-properties fo:break-before="auto" style:column-width="1.2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8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eference</text:p>
          </table:table-cell>
          <table:table-cell office:value-type="string">
            <text:p>RTC block diagra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TC_PRER register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RTCCLK</text:p>
          </table:table-cell>
          <table:table-cell table:style-name="ce1" office:value-type="string">
            <text:p>prescaler_a</text:p>
          </table:table-cell>
          <table:table-cell table:style-name="ce1" office:value-type="string">
            <text:p>prescaler_s</text:p>
          </table:table-cell>
          <table:table-cell table:style-name="ce1" office:value-type="string">
            <text:p>ck_apre(T1)</text:p>
          </table:table-cell>
          <table:table-cell table:style-name="ce1" office:value-type="string">
            <text:p>ck_spre(T2)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table:number-columns-repeated="2"/>
          <table:table-cell table:style-name="ce2" office:value-type="float" office:value="32768">
            <text:p>32768.0000</text:p>
          </table:table-cell>
          <table:table-cell table:style-name="ce2" office:value-type="float" office:value="127">
            <text:p>127.0000</text:p>
          </table:table-cell>
          <table:table-cell table:style-name="ce2" office:value-type="float" office:value="255">
            <text:p>255.0000</text:p>
          </table:table-cell>
          <table:table-cell table:style-name="ce2" table:formula="of:=[.C7]/([.D7]+1)" office:value-type="float" office:value="256">
            <text:p>256.0000</text:p>
          </table:table-cell>
          <table:table-cell table:style-name="ce2" table:formula="of:=[.C7]/(([.D7]+1)*([.E7]+1))" office:value-type="float" office:value="1">
            <text:p>1.0000</text:p>
          </table:table-cell>
          <table:table-cell office:value-type="string">
            <text:p>Default ChibiOS</text:p>
          </table:table-cell>
        </table:table-row>
        <table:table-row table:style-name="ro4">
          <table:table-cell table:number-columns-repeated="2"/>
          <table:table-cell table:style-name="ce2" office:value-type="float" office:value="32768">
            <text:p>32768.0000</text:p>
          </table:table-cell>
          <table:table-cell table:style-name="ce2" office:value-type="float" office:value="1">
            <text:p>1.0000</text:p>
          </table:table-cell>
          <table:table-cell table:style-name="ce2" table:formula="of:=[.C8]/([.D8]+1) - 1" office:value-type="float" office:value="16383">
            <text:p>16383.0000</text:p>
          </table:table-cell>
          <table:table-cell table:style-name="ce2" table:formula="of:=[.C8]/([.D8]+1)" office:value-type="float" office:value="16384">
            <text:p>16384.0000</text:p>
          </table:table-cell>
          <table:table-cell table:style-name="ce2" table:formula="of:=[.C8]/(([.D8]+1)*([.E8]+1))" office:value-type="float" office:value="1">
            <text:p>1.0000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prescaler_s=osc/(a+1) - 1</text:p>
          </table:table-cell>
          <table:table-cell office:value-type="string">
            <text:p>is RTC 1hz Clock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A+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olver for S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 </text:p>
          </table:table-cell>
          <table:table-cell table:style-name="ce2" table:formula="of:=32768/([.D15]+1) -1" office:value-type="float" office:value="16383">
            <text:p>16383.0000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4">
          <table:table-cell table:number-columns-repeated="4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4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ilson</meta:initial-creator>
    <meta:creation-date>2013-07-28T13:57:35</meta:creation-date>
    <dc:date>2013-07-28T15:22:37</dc:date>
    <dc:creator>K Wilson</dc:creator>
    <meta:editing-duration>PT1H17M51S</meta:editing-duration>
    <meta:editing-cycles>4</meta:editing-cycles>
    <meta:generator>LibreOffice/4.0.3.3$Linux_X86_64 LibreOffice_project/400m0$Build-3</meta:generator>
    <meta:document-statistic meta:table-count="1" meta:cell-count="27" meta:object-count="0"/>
  </office:meta>
</office:document-meta>
</file>